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2000000BEEE6FF96D27BDE4F6.png" manifest:media-type="image/png"/>
  <manifest:file-entry manifest:full-path="Pictures/10000201000000CD00000157BFC25D560FE1E12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3" svg:font-family="Arial"/>
    <style:font-face style:name="Calibri1" svg:font-family="Calibri"/>
    <style:font-face style:name="Arial" svg:font-family="Arial" style:font-family-generic="swiss"/>
    <style:font-face style:name="Calibri2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2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tellysbil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tellysbil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tellysbil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tellysbil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tel_20_og_20_innhold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tel_20_og_20_innhold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tel_20_og_20_innhold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tel_20_og_20_innhold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om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om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Arial1" style:font-size-complex="2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font-variant="normal" fo:text-transform="none" fo:color="#007396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number text:level="2" style:num-suffix="." style:num-format="1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number text:level="2" style:num-suffix="." style:num-format="1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tellysbilde">
        <draw:frame draw:name="Tittel 1" presentation:style-name="pr1" draw:text-style-name="P2" draw:layer="layout" svg:width="21.589cm" svg:height="4.082cm" svg:x="1.905cm" svg:y="5.307cm" presentation:class="title" presentation:user-transformed="true">
          <draw:text-box>
            <text:p text:style-name="P1"><text:span text:style-name="T1">INF-1400 Obligatorisk Oppgave 2</text:span></text:p>
          </draw:text-box>
        </draw:frame>
        <draw:frame draw:name="Undertittel 2" presentation:style-name="pr2" draw:text-style-name="P4" draw:layer="layout" svg:width="21.565cm" svg:height="4.867cm" svg:x="1.929cm" svg:y="10.184cm" presentation:class="subtitle" presentation:user-transformed="true">
          <draw:text-box>
            <text:p text:style-name="P3"><text:span text:style-name="T2">Boids</text:span></text:p>
            <text:p text:style-name="P3"><text:span text:style-name="T2"/></text:p>
            <text:p text:style-name="P3"><text:span text:style-name="T2">21.02.2017</text:span></text:p>
          </draw:text-box>
        </draw:frame>
        <presentation:notes draw:style-name="dp2">
          <draw:page-thumbnail draw:name="Plassholder for lysbilde 1" draw:style-name="gr1" draw:layer="layout" svg:width="11.429cm" svg:height="8.572cm" svg:x="3.81cm" svg:y="3.175cm" draw:page-number="1" presentation:class="page"/>
          <draw:frame draw:name="Plassholder for notat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Plassholder for lysbildenumm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troduksjon " draw:style-name="dp1" draw:master-page-name="Tittel_20_og_20_innhold" presentation:presentation-page-layout-name="AL1T11">
        <draw:frame draw:name="Tittel 11" presentation:style-name="pr5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1">Introduksjon </text:span></text:p>
          </draw:text-box>
        </draw:frame>
        <draw:frame draw:name="Plassholder for innhold 12" presentation:style-name="pr6" draw:text-style-name="P9" draw:layer="layout" svg:width="21.912cm" svg:height="12.152cm" svg:x="1.862cm" svg:y="4.864cm" presentation:class="outline" presentation:user-transformed="true">
          <draw:text-box>
            <text:list text:style-name="L4">
              <text:list-item>
                <text:p text:style-name="P8"><text:span text:style-name="T4">Python + Pygame</text:span></text:p>
              </text:list-item>
              <text:list-item>
                <text:p text:style-name="P8"><text:span text:style-name="T4">Objekt orientert programmering: Klasser, metoder og arv 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name="Plassholder for lysbilde 1" draw:style-name="gr1" draw:layer="layout" svg:width="11.429cm" svg:height="8.572cm" svg:x="3.81cm" svg:y="3.175cm" draw:page-number="2" presentation:class="page"/>
          <draw:frame draw:name="Plassholder for notater 2" presentation:style-name="pr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Plassholder for lysbildenummer 3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Boids" draw:style-name="dp1" draw:master-page-name="Tittel_20_og_20_innhold" presentation:presentation-page-layout-name="AL1T11">
        <draw:frame draw:name="Title 1" presentation:style-name="pr5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1">Boids</text:span></text:p>
          </draw:text-box>
        </draw:frame>
        <draw:frame draw:name="Content Placeholder 2" presentation:style-name="pr6" draw:text-style-name="P9" draw:layer="layout" svg:width="21.912cm" svg:height="12.152cm" svg:x="1.862cm" svg:y="4.864cm" presentation:class="outline" presentation:user-transformed="true">
          <draw:text-box>
            <text:list text:style-name="L4">
              <text:list-item>
                <text:p text:style-name="P8"><text:span text:style-name="T4">Enkel simulator</text:span></text:p>
              </text:list-item>
              <text:list-item>
                <text:p text:style-name="P8"><text:span text:style-name="T4">En klone av flokksimulatoren Boids, av Craig Reynolds</text:span></text:p>
              </text:list-item>
              <text:list-item>
                <text:p text:style-name="P8"><text:span text:style-name="T4">Hver boid følger tre regler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4">Boider søker mot sentrum av nærliggende boider.</text:span></text:p>
                  </text:list-item>
                  <text:list-item>
                    <text:p text:style-name="P8"><text:span text:style-name="T4">Boider prøver å unngå sammenstøt med andre boider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4">Boider innretter seg etter den gjennomsnittlige retningen til nærliggende boider.</text:span></text:p>
                  </text:list-item>
                </text:list>
              </text:list-item>
            </text:list>
            <text:p text:style-name="P8"><text:span text:style-name="T4">I tillegg vil boider unngå å kræsje i ting og dø.</text:span></text:p>
            <text:p text:style-name="P8"><text:span text:style-name="T4"/></text:p>
            <text:p text:style-name="P8"><text:span text:style-name="T4"/></text:p>
            <text:p text:style-name="P8"><text:span text:style-name="T4"/></text:p>
          </draw:text-box>
        </draw:frame>
        <presentation:notes draw:style-name="dp2">
          <draw:page-thumbnail draw:name="Plassholder for lysbilde 1" draw:style-name="gr1" draw:layer="layout" svg:width="11.429cm" svg:height="8.572cm" svg:x="3.81cm" svg:y="3.175cm" draw:page-number="3" presentation:class="page"/>
          <draw:frame draw:name="Plassholder for notater 2" presentation:style-name="pr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Plassholder for lysbildenummer 3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Krav" draw:style-name="dp1" draw:master-page-name="Tittel_20_og_20_innhold" presentation:presentation-page-layout-name="AL1T11">
        <draw:frame draw:name="Title 1" presentation:style-name="pr5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1">Krav</text:span></text:p>
          </draw:text-box>
        </draw:frame>
        <draw:frame draw:name="Content Placeholder 2" presentation:style-name="pr6" draw:text-style-name="P9" draw:layer="layout" svg:width="21.912cm" svg:height="12.152cm" svg:x="1.862cm" svg:y="4.864cm" presentation:class="outline" presentation:user-transformed="true">
          <draw:text-box>
            <text:list text:style-name="L4">
              <text:list-item>
                <text:p text:style-name="P8"><text:span text:style-name="T4">Objekt-orientert programmering med klasser og metoder.</text:span></text:p>
              </text:list-item>
              <text:list-item>
                <text:p text:style-name="P8"><text:span text:style-name="T4">Arv må implementeres på minst en klasse.</text:span></text:p>
              </text:list-item>
              <text:list-item>
                <text:p text:style-name="P8"><text:span text:style-name="T4">Oppfylle alle tre reglene til boidene.</text:span></text:p>
              </text:list-item>
              <text:list-item>
                <text:p text:style-name="P8"><text:span text:style-name="T4">Hoiks (onde boider som spiser boids) og hinder.</text:span></text:p>
              </text:list-item>
              <text:list-item>
                <text:p text:style-name="P8"><text:span text:style-name="T4">Rapporten skal forklare arv i objekt-orientert programmering, og hvordan du har utnyttet dette.</text:span></text:p>
              </text:list-item>
              <text:list-item>
                <text:p text:style-name="P8"><text:span text:style-name="T4">Klassediagram som beskriver relasjonen mellom klassene.</text:span></text:p>
              </text:list-item>
            </text:list>
            <text:p text:style-name="P8"><text:span text:style-name="T4"/></text:p>
            <text:p text:style-name="P8"><text:span text:style-name="T4"/></text:p>
          </draw:text-box>
        </draw:frame>
        <presentation:notes draw:style-name="dp2">
          <draw:page-thumbnail draw:name="Plassholder for lysbilde 1" draw:style-name="gr1" draw:layer="layout" svg:width="11.429cm" svg:height="8.572cm" svg:x="3.81cm" svg:y="3.175cm" draw:page-number="4" presentation:class="page"/>
          <draw:frame draw:name="Plassholder for notater 2" presentation:style-name="pr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Plassholder for lysbildenummer 3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kstra" draw:style-name="dp1" draw:master-page-name="Tittel_20_og_20_innhold" presentation:presentation-page-layout-name="AL1T11">
        <draw:frame draw:name="Title 1" presentation:style-name="pr5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1">Ekstra</text:span></text:p>
          </draw:text-box>
        </draw:frame>
        <draw:frame draw:name="Content Placeholder 2" presentation:style-name="pr6" draw:text-style-name="P9" draw:layer="layout" svg:width="21.912cm" svg:height="12.152cm" svg:x="1.862cm" svg:y="4.864cm" presentation:class="outline" presentation:user-transformed="true">
          <draw:text-box>
            <text:list text:style-name="L4">
              <text:list-item>
                <text:p text:style-name="P8"><text:span text:style-name="T4">Hoiks kan spise boider og dermed vokse i størrelse.</text:span></text:p>
              </text:list-item>
              <text:list-item>
                <text:p text:style-name="P8"><text:span text:style-name="T4">Mat. Boidene flokker seg mot områder som inneholder mat.</text:span></text:p>
              </text:list-item>
              <text:list-item>
                <text:p text:style-name="P8"><text:span text:style-name="T4">Bruk musepekeren til a legge til boider, hoiker, mat o.l.</text:span></text:p>
              </text:list-item>
              <text:list-item>
                <text:p text:style-name="P8"><text:span text:style-name="T4">3D!</text:span></text:p>
              </text:list-item>
              <text:list-item>
                <text:p text:style-name="P8"><text:span text:style-name="T4">4D!</text:span></text:p>
              </text:list-item>
              <text:list-item>
                <text:p text:style-name="P8"><text:span text:style-name="T4">En boid som blir jaktet på kan varsle nærliggende boider om fare</text:span></text:p>
              </text:list-item>
              <text:list-item>
                <text:p text:style-name="P8"><text:span text:style-name="T4">More...?</text:span></text:p>
              </text:list-item>
            </text:list>
          </draw:text-box>
        </draw:frame>
        <presentation:notes draw:style-name="dp2">
          <draw:page-thumbnail draw:name="Plassholder for lysbilde 1" draw:style-name="gr1" draw:layer="layout" svg:width="11.429cm" svg:height="8.572cm" svg:x="3.81cm" svg:y="3.175cm" draw:page-number="5" presentation:class="page"/>
          <draw:frame draw:name="Plassholder for notater 2" presentation:style-name="pr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Plassholder for lysbildenummer 3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Rapport " draw:style-name="dp1" draw:master-page-name="Tittel_20_og_20_innhold" presentation:presentation-page-layout-name="AL1T11">
        <draw:frame draw:name="Title 1" presentation:style-name="pr5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1">Rapport </text:span></text:p>
          </draw:text-box>
        </draw:frame>
        <draw:frame draw:name="Content Placeholder 2" presentation:style-name="pr6" draw:text-style-name="P9" draw:layer="layout" svg:width="21.912cm" svg:height="12.152cm" svg:x="1.862cm" svg:y="4.864cm" presentation:class="outline" presentation:user-transformed="true">
          <draw:text-box>
            <text:list text:style-name="L4">
              <text:list-item>
                <text:p text:style-name="P8"><text:span text:style-name="T4">Beskriv hva du har gjort.</text:span></text:p>
              </text:list-item>
              <text:list-item>
                <text:p text:style-name="P8"><text:span text:style-name="T4">Vis at du har forstått det du har gjort.</text:span></text:p>
              </text:list-item>
              <text:list-item>
                <text:p text:style-name="P8"><text:span text:style-name="T4">Beskriv bruk av arv.</text:span></text:p>
              </text:list-item>
              <text:list-item>
                <text:p text:style-name="P8"><text:span text:style-name="T4">Figurer.</text:span></text:p>
              </text:list-item>
              <text:list-item>
                <text:p text:style-name="P8"><text:span text:style-name="T4">Må leveres i PDF.</text:span></text:p>
              </text:list-item>
            </text:list>
            <text:p text:style-name="P8"><text:span text:style-name="T4"/></text:p>
            <text:p text:style-name="P8"><text:span text:style-name="T4"/></text:p>
          </draw:text-box>
        </draw:frame>
        <presentation:notes draw:style-name="dp2">
          <draw:page-thumbnail draw:name="Plassholder for lysbilde 1" draw:style-name="gr1" draw:layer="layout" svg:width="11.429cm" svg:height="8.572cm" svg:x="3.81cm" svg:y="3.175cm" draw:page-number="6" presentation:class="page"/>
          <draw:frame draw:name="Plassholder for notater 2" presentation:style-name="pr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Plassholder for lysbildenummer 3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nlevering" draw:style-name="dp1" draw:master-page-name="Tittel_20_og_20_innhold" presentation:presentation-page-layout-name="AL1T11">
        <draw:frame draw:name="Title 1" presentation:style-name="pr5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1">Innlevering</text:span></text:p>
          </draw:text-box>
        </draw:frame>
        <draw:frame draw:name="Content Placeholder 2" presentation:style-name="pr6" draw:text-style-name="P9" draw:layer="layout" svg:width="21.912cm" svg:height="12.152cm" svg:x="1.862cm" svg:y="4.864cm" presentation:class="outline" presentation:user-transformed="true">
          <draw:text-box>
            <text:list text:style-name="L4">
              <text:list-item>
                <text:p text:style-name="P8"><text:span text:style-name="T4">inf1400-username-2/</text:span></text:p>
              </text:list-item>
              <text:list-item>
                <text:p text:style-name="P8"><text:span text:style-name="T4"><text:s text:c="19"/></text:span><text:span text:style-name="T4">|--src/</text:span></text:p>
              </text:list-item>
              <text:list-item>
                <text:p text:style-name="P8"><text:span text:style-name="T4"><text:s text:c="19"/></text:span><text:span text:style-name="T4">|</text:span><text:span text:style-name="T4"><text:tab/></text:span><text:span text:style-name="T4"> |--all the source files here</text:span></text:p>
              </text:list-item>
              <text:list-item>
                <text:p text:style-name="P8"><text:span text:style-name="T4"><text:s text:c="19"/></text:span><text:span text:style-name="T4">|</text:span><text:span text:style-name="T4"><text:tab/></text:span><text:span text:style-name="T4"> |--README</text:span></text:p>
              </text:list-item>
              <text:list-item>
                <text:p text:style-name="P8"><text:span text:style-name="T4"><text:s text:c="19"/></text:span><text:span text:style-name="T4">|</text:span></text:p>
              </text:list-item>
              <text:list-item>
                <text:p text:style-name="P8"><text:span text:style-name="T4"><text:s text:c="19"/></text:span><text:span text:style-name="T4">|--report.pdf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8"><text:span text:style-name="T4">MÅ være .pdf, Hvis ikke blir innleveringen </text:span><text:span text:style-name="T5">ikke</text:span><text:span text:style-name="T4"> godkjent</text:span></text:p>
              </text:list-item>
              <text:list-item>
                <text:p text:style-name="P8"><text:span text:style-name="T4">et zip arkiv</text:span></text:p>
              </text:list-item>
              <text:list-item>
                <text:p text:style-name="P8"><text:span text:style-name="T4">Frist: </text:span><text:span text:style-name="T5">tirsdag 14 Mars 14:00</text:span></text:p>
              </text:list-item>
            </text:list>
          </draw:text-box>
        </draw:frame>
        <presentation:notes draw:style-name="dp2">
          <draw:page-thumbnail draw:name="Plassholder for lysbilde 1" draw:style-name="gr1" draw:layer="layout" svg:width="11.429cm" svg:height="8.572cm" svg:x="3.81cm" svg:y="3.175cm" draw:page-number="7" presentation:class="page"/>
          <draw:frame draw:name="Plassholder for notater 2" presentation:style-name="pr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Plassholder for lysbildenummer 3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Fusk " draw:style-name="dp1" draw:master-page-name="Tittel_20_og_20_innhold" presentation:presentation-page-layout-name="AL1T11">
        <draw:frame draw:name="Title 1" presentation:style-name="pr5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1">Fusk </text:span></text:p>
          </draw:text-box>
        </draw:frame>
        <draw:frame draw:name="Content Placeholder 2" presentation:style-name="pr6" draw:text-style-name="P9" draw:layer="layout" svg:width="21.912cm" svg:height="12.152cm" svg:x="1.862cm" svg:y="4.864cm" presentation:class="outline" presentation:user-transformed="true">
          <draw:text-box>
            <text:list text:style-name="L4">
              <text:list-item>
                <text:p text:style-name="P8"><text:span text:style-name="T4">Kopiering av kode er ikke lov.</text:span></text:p>
              </text:list-item>
              <text:list-item>
                <text:p text:style-name="P8"><text:span text:style-name="T4">Kopiering av design fra en annens løsning, eller en løsning funnet å nettet er ikke lov.</text:span></text:p>
              </text:list-item>
              <text:list-item>
                <text:p text:style-name="P8"><text:span text:style-name="T4">Se på en annen løsning under arbeidet med oppgaven er ikke lov.</text:span></text:p>
              </text:list-item>
              <text:list-item>
                <text:p text:style-name="P8"><text:span text:style-name="T4">Feil bruk av referanser er ikke lov.</text:span></text:p>
              </text:list-item>
              <text:list-item>
                <text:p text:style-name="P8"><text:span text:style-name="T4">Få hjelp av en annen student til å løse et problem er lov.</text:span></text:p>
              </text:list-item>
              <text:list-item>
                <text:p text:style-name="P8"><text:span text:style-name="T4">Diskutere design med en annen student er lov.</text:span></text:p>
              </text:list-item>
              <text:list-item>
                <text:p text:style-name="P8"><text:span text:style-name="T4">Få løsningen (kode, design eller beskrivelse) er ikke lov.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name="Plassholder for lysbilde 1" draw:style-name="gr1" draw:layer="layout" svg:width="11.429cm" svg:height="8.572cm" svg:x="3.81cm" svg:y="3.175cm" draw:page-number="8" presentation:class="page"/>
          <draw:frame draw:name="Plassholder for notater 2" presentation:style-name="pr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Plassholder for lysbildenummer 3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Tips " draw:style-name="dp1" draw:master-page-name="Tittel_20_og_20_innhold" presentation:presentation-page-layout-name="AL1T11">
        <draw:frame draw:name="Title 1" presentation:style-name="pr5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1">Tips </text:span></text:p>
          </draw:text-box>
        </draw:frame>
        <draw:frame draw:name="Content Placeholder 2" presentation:style-name="pr6" draw:text-style-name="P9" draw:layer="layout" svg:width="21.912cm" svg:height="12.152cm" svg:x="1.862cm" svg:y="4.864cm" presentation:class="outline" presentation:user-transformed="true">
          <draw:text-box>
            <text:list text:style-name="L4">
              <text:list-item>
                <text:p text:style-name="P8"><text:span text:style-name="T4">Start tidlig.</text:span></text:p>
              </text:list-item>
              <text:list-item>
                <text:p text:style-name="P8"><text:span text:style-name="T4">Fokuser på koden først, deretter utseende.</text:span></text:p>
              </text:list-item>
              <text:list-item>
                <text:p text:style-name="P8"><text:span text:style-name="T4">Bruk Vector-klassen fra prekoden.</text:span></text:p>
              </text:list-item>
              <text:list-item>
                <text:p text:style-name="P8"><text:span text:style-name="T4">Bruk vedlagte </text:span><text:span text:style-name="T6">ressurser</text:span><text:span text:style-name="T4">.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name="Plassholder for lysbilde 1" draw:style-name="gr1" draw:layer="layout" svg:width="11.429cm" svg:height="8.572cm" svg:x="3.81cm" svg:y="3.175cm" draw:page-number="9" presentation:class="page"/>
          <draw:frame draw:name="Plassholder for notater 2" presentation:style-name="pr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Plassholder for lysbildenummer 3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0" draw:style-name="dp1" draw:master-page-name="Tom">
        <draw:custom-shape draw:name="TekstSylinder 1" draw:style-name="gr2" draw:text-style-name="P9" draw:layer="layout" svg:width="7.619cm" svg:height="3.297cm" svg:x="8.875cm" svg:y="8.69cm">
          <text:p text:style-name="P10"><text:span text:style-name="T7">SPØRSMÅL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ssholder for lysbilde 1" draw:style-name="gr1" draw:layer="layout" svg:width="11.429cm" svg:height="8.572cm" svg:x="3.81cm" svg:y="3.175cm" draw:page-number="10" presentation:class="page"/>
          <draw:frame draw:name="Plassholder for notater 2" presentation:style-name="pr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Plassholder for lysbildenummer 3" presentation:style-name="pr10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URLs" draw:style-name="dp1" draw:master-page-name="Tittel_20_og_20_innhold" presentation:presentation-page-layout-name="AL1T11">
        <draw:frame draw:name="Title 1" presentation:style-name="pr5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1">URLs</text:span></text:p>
          </draw:text-box>
        </draw:frame>
        <draw:frame draw:name="Content Placeholder 2" presentation:style-name="pr6" draw:text-style-name="P9" draw:layer="layout" svg:width="21.912cm" svg:height="12.152cm" svg:x="1.862cm" svg:y="4.864cm" presentation:class="outline" presentation:user-transformed="true">
          <draw:text-box>
            <text:list text:style-name="L4">
              <text:list-item>
                <text:p text:style-name="P8"><text:span text:style-name="T8"><text:a xlink:href="http://www.red3d.com/cwr/boids/" xlink:type="simple">http://www.kfish.org/boids/pseudocode.html</text:a></text:span></text:p>
              </text:list-item>
              <text:list-item>
                <text:p text:style-name="P8"><text:span text:style-name="T8"><text:a xlink:href="http://www.red3d.com/cwr/boids/" xlink:type="simple">http</text:a></text:span><text:span text:style-name="T8"><text:a xlink:href="http://www.red3d.com/cwr/boids/" xlink:type="simple">://</text:a></text:span><text:span text:style-name="T8"><text:a xlink:href="http://www.red3d.com/cwr/boids/" xlink:type="simple">www.red3d.com/cwr/boids/</text:a></text:span></text:p>
              </text:list-item>
              <text:list-item>
                <text:p text:style-name="P8"><text:span text:style-name="T8"><text:a xlink:href="http://en.wikipedia.org/wiki/Boids" xlink:type="simple">http</text:a></text:span><text:span text:style-name="T8"><text:a xlink:href="http://en.wikipedia.org/wiki/Boids" xlink:type="simple">://</text:a></text:span><text:span text:style-name="T8"><text:a xlink:href="http://en.wikipedia.org/wiki/Boids" xlink:type="simple">en.wikipedia.org/wiki/Boids</text:a></text:span></text:p>
              </text:list-item>
            </text:list>
          </draw:text-box>
        </draw:frame>
        <presentation:notes draw:style-name="dp2">
          <draw:page-thumbnail draw:name="Plassholder for lysbilde 1" draw:style-name="gr1" draw:layer="layout" svg:width="11.429cm" svg:height="8.572cm" svg:x="3.81cm" svg:y="3.175cm" draw:page-number="11" presentation:class="page"/>
          <draw:frame draw:name="Plassholder for notater 2" presentation:style-name="pr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Plassholder for lysbildenummer 3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3" svg:font-family="Arial"/>
    <style:font-face style:name="Calibri1" svg:font-family="Calibri"/>
    <style:font-face style:name="Arial" svg:font-family="Arial" style:font-family-generic="swiss"/>
    <style:font-face style:name="Calibri2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2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ffff" draw:end-color="#a8c8e0" draw:start-intensity="100%" draw:end-intensity="100%" draw:angle="350" draw:border="54%"/>
    <draw:gradient draw:name="Gradient_20_3" draw:display-name="Gradient 3" draw:style="linear" draw:start-color="#9bc7c8" draw:end-color="#00617f" draw:start-intensity="100%" draw:end-intensity="100%" draw:angle="680" draw:border="0%"/>
    <draw:opacity draw:name="msTransGradient_20_1" draw:display-name="msTransGradient 1" draw:style="linear" draw:start="100%" draw:end="54%" draw:angle="350" draw:border="54%"/>
    <draw:opacity draw:name="msTransGradient_20_2" draw:display-name="msTransGradient 2" draw:style="linear" draw:start="100%" draw:end="54%" draw:angle="350" draw:border="54%"/>
    <draw:opacity draw:name="msTransGradient_20_3" draw:display-name="msTransGradient 3" draw:style="linear" draw:start="100%" draw:end="54%" draw:angle="350" draw:border="54%"/>
    <draw:opacity draw:name="msTransGradient_20_4" draw:display-name="msTransGradient 4" draw:style="linear" draw:start="100%" draw:end="54%" draw:angle="350" draw:border="5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tellysbilde-background" style:family="presentation">
      <style:graphic-properties draw:stroke="none" draw:fill="solid" draw:fill-color="#ffffff"/>
      <style:text-properties style:letter-kerning="true"/>
    </style:style>
    <style:style style:name="Tittellysbil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lysbil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lysbilde-outline1" style:family="presentation">
      <style:graphic-properties draw:stroke="none" draw:fill="none" draw:auto-grow-height="false" draw:fit-to-size="shrink-to-fit">
        <text:list-style style:name="Tittellysbil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letter-spacing="normal" fo:language="nn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nn" style:country-asian="NO" style:font-style-asian="normal" style:font-weight-asian="normal" style:font-name-complex="Arial1" style:font-family-complex="Arial" style:font-family-generic-complex="swiss" style:font-pitch-complex="variable" style:font-size-complex="18pt" style:language-complex="nn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lysbilde-outline2" style:family="presentation" style:parent-style-name="Tittellysbil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tellysbilde-outline3" style:family="presentation" style:parent-style-name="Tittellysbil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tellysbilde-outline4" style:family="presentation" style:parent-style-name="Tittellysbil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tellysbilde-outline5" style:family="presentation" style:parent-style-name="Tittellysbilde-outline4">
      <style:paragraph-properties fo:margin-top="0.1cm" fo:margin-bottom="0cm"/>
      <style:text-properties fo:font-size="20pt" style:font-size-asian="20pt" style:font-size-complex="20pt"/>
    </style:style>
    <style:style style:name="Tittellysbilde-outline6" style:family="presentation" style:parent-style-name="Tittellysbilde-outline5">
      <style:paragraph-properties fo:margin-top="0.1cm" fo:margin-bottom="0cm"/>
      <style:text-properties fo:font-size="20pt" style:font-size-asian="20pt" style:font-size-complex="20pt"/>
    </style:style>
    <style:style style:name="Tittellysbilde-outline7" style:family="presentation" style:parent-style-name="Tittellysbilde-outline6">
      <style:paragraph-properties fo:margin-top="0.1cm" fo:margin-bottom="0cm"/>
      <style:text-properties fo:font-size="20pt" style:font-size-asian="20pt" style:font-size-complex="20pt"/>
    </style:style>
    <style:style style:name="Tittellysbilde-outline8" style:family="presentation" style:parent-style-name="Tittellysbilde-outline7">
      <style:paragraph-properties fo:margin-top="0.1cm" fo:margin-bottom="0cm"/>
      <style:text-properties fo:font-size="20pt" style:font-size-asian="20pt" style:font-size-complex="20pt"/>
    </style:style>
    <style:style style:name="Tittellysbilde-outline9" style:family="presentation" style:parent-style-name="Tittellysbilde-outline8">
      <style:paragraph-properties fo:margin-top="0.1cm" fo:margin-bottom="0cm"/>
      <style:text-properties fo:font-size="20pt" style:font-size-asian="20pt" style:font-size-complex="20pt"/>
    </style:style>
    <style:style style:name="Tittellysbilde-subtitle" style:family="presentation">
      <style:graphic-properties draw:stroke="none" draw:fill="none" draw:textarea-vertical-align="middle">
        <text:list-style style:name="Tittellysbil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lysbilde-title" style:family="presentation">
      <style:graphic-properties draw:stroke="none" draw:fill="none" draw:textarea-vertical-align="middle">
        <text:list-style style:name="Tittellysbil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nn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nn" style:country-asian="NO" style:font-style-asian="normal" style:font-weight-asian="normal" style:font-name-complex="Arial1" style:font-family-complex="Arial" style:font-family-generic-complex="swiss" style:font-pitch-complex="variable" style:font-size-complex="18pt" style:language-complex="nn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background" style:display-name="Tittel og innhold-background" style:family="presentation">
      <style:graphic-properties draw:stroke="none" draw:fill="solid" draw:fill-color="#ffffff"/>
      <style:text-properties style:letter-kerning="true"/>
    </style:style>
    <style:style style:name="Tittel_20_og_20_innhold-backgroundobjects" style:display-name="Tittel og innho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_20_og_20_innhold-notes" style:display-name="Tittel og innho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_20_og_20_innhold-outline1" style:display-name="Tittel og innhold-outline1" style:family="presentation">
      <style:graphic-properties draw:stroke="none" draw:fill="none" draw:auto-grow-height="false" draw:fit-to-size="shrink-to-fit">
        <text:list-style style:name="Tittel_20_og_20_innhold-outline1" style:display-name="Tittel og innho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letter-spacing="normal" fo:language="nn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nn" style:country-asian="NO" style:font-style-asian="normal" style:font-weight-asian="normal" style:font-name-complex="Arial1" style:font-family-complex="Arial" style:font-family-generic-complex="swiss" style:font-pitch-complex="variable" style:font-size-complex="18pt" style:language-complex="nn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outline2" style:display-name="Tittel og innhold-outline2" style:family="presentation" style:parent-style-name="Tittel_20_og_20_innho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tel_20_og_20_innhold-outline3" style:display-name="Tittel og innhold-outline3" style:family="presentation" style:parent-style-name="Tittel_20_og_20_innho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tel_20_og_20_innhold-outline4" style:display-name="Tittel og innhold-outline4" style:family="presentation" style:parent-style-name="Tittel_20_og_20_innho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tel_20_og_20_innhold-outline5" style:display-name="Tittel og innhold-outline5" style:family="presentation" style:parent-style-name="Tittel_20_og_20_innhold-outline4">
      <style:paragraph-properties fo:margin-top="0.1cm" fo:margin-bottom="0cm"/>
      <style:text-properties fo:font-size="20pt" style:font-size-asian="20pt" style:font-size-complex="20pt"/>
    </style:style>
    <style:style style:name="Tittel_20_og_20_innhold-outline6" style:display-name="Tittel og innhold-outline6" style:family="presentation" style:parent-style-name="Tittel_20_og_20_innhold-outline5">
      <style:paragraph-properties fo:margin-top="0.1cm" fo:margin-bottom="0cm"/>
      <style:text-properties fo:font-size="20pt" style:font-size-asian="20pt" style:font-size-complex="20pt"/>
    </style:style>
    <style:style style:name="Tittel_20_og_20_innhold-outline7" style:display-name="Tittel og innhold-outline7" style:family="presentation" style:parent-style-name="Tittel_20_og_20_innhold-outline6">
      <style:paragraph-properties fo:margin-top="0.1cm" fo:margin-bottom="0cm"/>
      <style:text-properties fo:font-size="20pt" style:font-size-asian="20pt" style:font-size-complex="20pt"/>
    </style:style>
    <style:style style:name="Tittel_20_og_20_innhold-outline8" style:display-name="Tittel og innhold-outline8" style:family="presentation" style:parent-style-name="Tittel_20_og_20_innhold-outline7">
      <style:paragraph-properties fo:margin-top="0.1cm" fo:margin-bottom="0cm"/>
      <style:text-properties fo:font-size="20pt" style:font-size-asian="20pt" style:font-size-complex="20pt"/>
    </style:style>
    <style:style style:name="Tittel_20_og_20_innhold-outline9" style:display-name="Tittel og innhold-outline9" style:family="presentation" style:parent-style-name="Tittel_20_og_20_innhold-outline8">
      <style:paragraph-properties fo:margin-top="0.1cm" fo:margin-bottom="0cm"/>
      <style:text-properties fo:font-size="20pt" style:font-size-asian="20pt" style:font-size-complex="20pt"/>
    </style:style>
    <style:style style:name="Tittel_20_og_20_innhold-subtitle" style:display-name="Tittel og innhold-subtitle" style:family="presentation">
      <style:graphic-properties draw:stroke="none" draw:fill="none" draw:textarea-vertical-align="middle">
        <text:list-style style:name="Tittel_20_og_20_innhold-subtitle" style:display-name="Tittel og innho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_20_og_20_innhold-title" style:display-name="Tittel og innhold-title" style:family="presentation">
      <style:graphic-properties draw:stroke="none" draw:fill="none" draw:textarea-vertical-align="middle">
        <text:list-style style:name="Tittel_20_og_20_innhold-title" style:display-name="Tittel og innho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nn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nn" style:country-asian="NO" style:font-style-asian="normal" style:font-weight-asian="normal" style:font-name-complex="Arial1" style:font-family-complex="Arial" style:font-family-generic-complex="swiss" style:font-pitch-complex="variable" style:font-size-complex="18pt" style:language-complex="nn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om-background" style:family="presentation">
      <style:graphic-properties draw:stroke="none" draw:fill="solid" draw:fill-color="#ffffff"/>
      <style:text-properties style:letter-kerning="true"/>
    </style:style>
    <style:style style:name="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m-outline1" style:family="presentation">
      <style:graphic-properties draw:stroke="none" draw:fill="none" draw:auto-grow-height="false" draw:fit-to-size="shrink-to-fit">
        <text:list-style style:name="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letter-spacing="normal" fo:language="nn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nn" style:country-asian="NO" style:font-style-asian="normal" style:font-weight-asian="normal" style:font-name-complex="Arial1" style:font-family-complex="Arial" style:font-family-generic-complex="swiss" style:font-pitch-complex="variable" style:font-size-complex="18pt" style:language-complex="nn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om-outline2" style:family="presentation" style:parent-style-name="Tom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om-outline3" style:family="presentation" style:parent-style-name="Tom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om-outline4" style:family="presentation" style:parent-style-name="Tom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om-outline5" style:family="presentation" style:parent-style-name="Tom-outline4">
      <style:paragraph-properties fo:margin-top="0.1cm" fo:margin-bottom="0cm"/>
      <style:text-properties fo:font-size="20pt" style:font-size-asian="20pt" style:font-size-complex="20pt"/>
    </style:style>
    <style:style style:name="Tom-outline6" style:family="presentation" style:parent-style-name="Tom-outline5">
      <style:paragraph-properties fo:margin-top="0.1cm" fo:margin-bottom="0cm"/>
      <style:text-properties fo:font-size="20pt" style:font-size-asian="20pt" style:font-size-complex="20pt"/>
    </style:style>
    <style:style style:name="Tom-outline7" style:family="presentation" style:parent-style-name="Tom-outline6">
      <style:paragraph-properties fo:margin-top="0.1cm" fo:margin-bottom="0cm"/>
      <style:text-properties fo:font-size="20pt" style:font-size-asian="20pt" style:font-size-complex="20pt"/>
    </style:style>
    <style:style style:name="Tom-outline8" style:family="presentation" style:parent-style-name="Tom-outline7">
      <style:paragraph-properties fo:margin-top="0.1cm" fo:margin-bottom="0cm"/>
      <style:text-properties fo:font-size="20pt" style:font-size-asian="20pt" style:font-size-complex="20pt"/>
    </style:style>
    <style:style style:name="Tom-outline9" style:family="presentation" style:parent-style-name="Tom-outline8">
      <style:paragraph-properties fo:margin-top="0.1cm" fo:margin-bottom="0cm"/>
      <style:text-properties fo:font-size="20pt" style:font-size-asian="20pt" style:font-size-complex="20pt"/>
    </style:style>
    <style:style style:name="Tom-subtitle" style:family="presentation">
      <style:graphic-properties draw:stroke="none" draw:fill="none" draw:textarea-vertical-align="middle">
        <text:list-style style:name="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m-title" style:family="presentation">
      <style:graphic-properties draw:stroke="none" draw:fill="none" draw:textarea-vertical-align="middle">
        <text:list-style style:name="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nn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nn" style:country-asian="NO" style:font-style-asian="normal" style:font-weight-asian="normal" style:font-name-complex="Arial1" style:font-family-complex="Arial" style:font-family-generic-complex="swiss" style:font-pitch-complex="variable" style:font-size-complex="18pt" style:language-complex="nn" style:country-complex="NO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gradient" draw:fill-gradient-name="Gradient_20_2" draw:opacity-name="msTransGradient_20_1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standard">
      <style:graphic-properties draw:stroke="solid" svg:stroke-width="0.071cm" svg:stroke-color="#ffffff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5" style:family="graphic" style:parent-style-name="standard">
      <style:graphic-properties draw:stroke="solid" svg:stroke-width="0.071cm" svg:stroke-color="#15718f" svg:stroke-opacity="16%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6" style:family="graphic" style:parent-style-name="standard">
      <style:graphic-properties draw:stroke="solid" svg:stroke-width="0.053cm" svg:stroke-color="#00617f" svg:stroke-opacity="60%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7" style:family="graphic" style:parent-style-name="standard">
      <style:graphic-properties draw:stroke="solid" svg:stroke-width="0.035cm" svg:stroke-color="#00617f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8" style:family="graphic" style:parent-style-name="standard">
      <style:graphic-properties draw:stroke="none" svg:stroke-width="0.026cm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9" style:family="graphic" style:parent-style-name="standard">
      <style:graphic-properties draw:stroke="solid" svg:stroke-width="0.071cm" svg:stroke-color="#9bc7c8" svg:stroke-opacity="35%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0" style:family="graphic" style:parent-style-name="standard">
      <style:graphic-properties draw:stroke="solid" svg:stroke-width="0.053cm" svg:stroke-color="#9bc7c8" svg:stroke-opacity="60%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1" style:family="graphic" style:parent-style-name="standard">
      <style:graphic-properties draw:stroke="solid" svg:stroke-width="0.053cm" svg:stroke-color="#9bc7c8" svg:stroke-opacity="25%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2" style:family="graphic" style:parent-style-name="standard">
      <style:graphic-properties draw:stroke="solid" svg:stroke-width="0.141cm" svg:stroke-color="#f1b523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 style:parent-style-name="standard">
      <style:graphic-properties draw:stroke="solid" svg:stroke-width="0.035cm" svg:stroke-color="#ffff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5" style:family="graphic" style:parent-style-name="standard">
      <style:graphic-properties draw:stroke="none" svg:stroke-width="0.026cm" draw:fill="gradient" draw:fill-gradient-name="Gradient_20_2" draw:opacity-name="msTrans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16" style:family="graphic" style:parent-style-name="standard">
      <style:graphic-properties draw:stroke="none" svg:stroke-width="0.026cm" draw:fill="gradient" draw:fill-gradient-name="Gradient_20_2" draw:opacity-name="msTransGradient_20_3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17" style:family="graphic" style:parent-style-name="standard">
      <style:graphic-properties draw:stroke="none" svg:stroke-width="0.026cm" draw:fill="gradient" draw:fill-gradient-name="Gradient_20_2" draw:opacity-name="msTransGradient_20_4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tellysbil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tellysbil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tellysbil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tellysbil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tel_20_og_20_innhold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tel_20_og_20_innhold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tel_20_og_20_innhold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tel_20_og_20_innhold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tel_20_og_20_innhold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om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om-backgroundobjects">
      <style:graphic-properties draw:stroke="none" draw:fill="none" draw:fill-color="#ffffff" draw:auto-grow-height="false" fo:min-height="1.27cm"/>
    </style:style>
    <style:style style:name="Mpr12" style:family="presentation" style:parent-style-name="Tom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 draw:opacity-name="msTransGradient_20_1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0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MP12" style:family="paragraph">
      <loext:graphic-properties draw:fill="gradient" draw:fill-gradient-name="Gradient_20_2" draw:opacity-name="msTransGradient_20_2"/>
      <style:paragraph-properties fo:text-align="start" style:font-independent-line-spacing="true"/>
      <style:text-properties fo:font-size="18pt"/>
    </style:style>
    <style:style style:name="MP13" style:family="paragraph">
      <style:paragraph-properties fo:text-align="start"/>
      <style:text-properties fo:font-size="18pt"/>
    </style:style>
    <style:style style:name="MP14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18pt" fo:hyphenate="false"/>
    </style:style>
    <style:style style:name="MP15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font-size="18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2" style:family="paragraph">
      <loext:graphic-properties draw:fill="gradient" draw:fill-gradient-name="Gradient_20_2" draw:opacity-name="msTransGradient_20_3"/>
      <style:paragraph-properties fo:text-align="start" style:font-independent-line-spacing="true"/>
      <style:text-properties fo:font-size="18pt"/>
    </style:style>
    <style:style style:name="MP23" style:family="paragraph">
      <loext:graphic-properties draw:fill="gradient" draw:fill-gradient-name="Gradient_20_2" draw:opacity-name="msTransGradient_20_4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Arial1" style:font-size-complex="26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tellysbilde" style:page-layout-name="PM1" draw:style-name="Mdp1">
      <draw:custom-shape draw:name="Rektangel 7" draw:style-name="Mgr3" draw:text-style-name="MP5" draw:layer="backgroundobjects" svg:width="25.399cm" svg:height="19.049cm" svg:x="-0.176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Rett linje 9" draw:style-name="Mgr4" draw:text-style-name="MP6" draw:layer="backgroundobjects" svg:x1="25.4cm" svg:y1="13.256cm" svg:x2="23.278cm" svg:y2="19.05cm">
        <text:p/>
      </draw:line>
      <draw:line draw:name="Rett linje 11" draw:style-name="Mgr5" draw:text-style-name="MP6" draw:layer="backgroundobjects" svg:x1="25.4cm" svg:y1="16.25cm" svg:x2="19.242cm" svg:y2="19.049cm">
        <text:p/>
      </draw:line>
      <draw:line draw:name="Rett linje 13" draw:style-name="Mgr6" draw:text-style-name="MP6" draw:layer="backgroundobjects" svg:x1="25.4cm" svg:y1="15.822cm" svg:x2="24.13cm" svg:y2="19.049cm">
        <text:p/>
      </draw:line>
      <draw:line draw:name="Rett linje 15" draw:style-name="Mgr7" draw:text-style-name="MP6" draw:layer="backgroundobjects" svg:x1="2.139cm" svg:y1="4.453cm" svg:x2="23.774cm" svg:y2="4.458cm">
        <text:p/>
      </draw:line>
      <draw:custom-shape draw:name="Rektangel 8" draw:style-name="Mgr8" draw:text-style-name="MP7" draw:layer="backgroundobjects" svg:width="25.399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tel 1" presentation:style-name="Mpr1" draw:text-style-name="MP9" draw:layer="backgroundobjects" svg:width="21.589cm" svg:height="4.082cm" svg:x="1.905cm" svg:y="5.307cm" presentation:class="title" presentation:user-transformed="true">
        <draw:text-box>
          <text:p text:style-name="MP8"><text:span text:style-name="MT1">Click to edit Master title style</text:span></text:p>
        </draw:text-box>
      </draw:frame>
      <draw:frame draw:name="Undertittel 2" presentation:style-name="Mpr2" draw:text-style-name="MP11" draw:layer="backgroundobjects" svg:width="21.565cm" svg:height="4.867cm" svg:x="1.929cm" svg:y="10.184cm" presentation:class="subtitle" presentation:user-transformed="true">
        <draw:text-box>
          <text:p text:style-name="MP10"><text:span text:style-name="MT2">Click to edit Master subtitle style</text:span></text:p>
        </draw:text-box>
      </draw:frame>
      <draw:line draw:name="Rett linje 14" draw:style-name="Mgr9" draw:text-style-name="MP6" draw:layer="backgroundobjects" svg:x1="6.083cm" svg:y1="19.05cm" svg:x2="25.4cm" svg:y2="10.417cm">
        <text:p/>
      </draw:line>
      <draw:line draw:name="Rett linje 16" draw:style-name="Mgr10" draw:text-style-name="MP6" draw:layer="backgroundobjects" svg:x1="16.528cm" svg:y1="7.111cm" svg:x2="22.167cm" svg:y2="19.049cm">
        <text:p/>
      </draw:line>
      <draw:line draw:name="Rett linje 17" draw:style-name="Mgr11" draw:text-style-name="MP6" draw:layer="backgroundobjects" svg:x1="14.917cm" svg:y1="11.128cm" svg:x2="25.4cm" svg:y2="15.306cm">
        <text:p/>
      </draw:line>
      <draw:line draw:name="Rett linje 11" draw:style-name="Mgr12" draw:text-style-name="MP6" draw:layer="backgroundobjects" svg:x1="19.24cm" svg:y1="0cm" svg:x2="11.962cm" svg:y2="19.05cm">
        <text:p/>
      </draw:line>
      <draw:frame draw:name="Bilde 22" draw:style-name="Mgr13" draw:text-style-name="MP6" draw:layer="backgroundobjects" svg:width="3.777cm" svg:height="6.32cm" svg:x="0cm" svg:y="0cm">
        <draw:image xlink:href="Pictures/10000201000000CD00000157BFC25D560FE1E125.png" xlink:type="simple" xlink:show="embed" xlink:actuate="onLoad">
          <text:p/>
        </draw:image>
      </draw:frame>
      <draw:line draw:name="Rett linje 27" draw:style-name="Mgr14" draw:text-style-name="MP6" draw:layer="backgroundobjects" svg:x1="2.196cm" svg:y1="9.64cm" svg:x2="14.917cm" svg:y2="9.644cm">
        <text:p/>
      </draw:line>
      <draw:frame draw:name="Bilde 13" draw:style-name="Mgr13" draw:text-style-name="MP6" draw:layer="backgroundobjects" svg:width="1.51cm" svg:height="1.479cm" svg:x="22.587cm" svg:y="16.64cm">
        <draw:image xlink:href="Pictures/10000201000000C2000000BEEE6FF96D27BDE4F6.png" xlink:type="simple" xlink:show="embed" xlink:actuate="onLoad">
          <text:p/>
        </draw:image>
      </draw:frame>
      <draw:frame presentation:style-name="Tittellysbil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tellysbilde-title" draw:layer="backgroundobjects" svg:width="14.848cm" svg:height="11.136cm" svg:x="3.075cm" svg:y="2.257cm" presentation:class="page"/>
        <draw:frame presentation:style-name="Tittellysbil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tel_20_og_20_innhold" style:display-name="Tittel og innhold" style:page-layout-name="PM1" draw:style-name="Mdp1">
      <draw:custom-shape draw:name="Rektangel 7" draw:style-name="Mgr15" draw:text-style-name="MP12" draw:layer="backgroundobjects" svg:width="25.399cm" svg:height="19.049cm" svg:x="-0.176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Rett linje 9" draw:style-name="Mgr4" draw:text-style-name="MP6" draw:layer="backgroundobjects" svg:x1="25.4cm" svg:y1="13.256cm" svg:x2="23.278cm" svg:y2="19.05cm">
        <text:p/>
      </draw:line>
      <draw:line draw:name="Rett linje 11" draw:style-name="Mgr5" draw:text-style-name="MP6" draw:layer="backgroundobjects" svg:x1="25.4cm" svg:y1="16.25cm" svg:x2="19.242cm" svg:y2="19.049cm">
        <text:p/>
      </draw:line>
      <draw:line draw:name="Rett linje 13" draw:style-name="Mgr6" draw:text-style-name="MP6" draw:layer="backgroundobjects" svg:x1="25.4cm" svg:y1="15.822cm" svg:x2="24.13cm" svg:y2="19.049cm">
        <text:p/>
      </draw:line>
      <draw:line draw:name="Rett linje 15" draw:style-name="Mgr7" draw:text-style-name="MP6" draw:layer="backgroundobjects" svg:x1="2.139cm" svg:y1="4.453cm" svg:x2="23.774cm" svg:y2="4.458cm">
        <text:p/>
      </draw:line>
      <draw:frame draw:name="Tittel 1" presentation:style-name="Mpr5" draw:text-style-name="MP9" draw:layer="backgroundobjects" svg:width="21.888cm" svg:height="3.379cm" svg:x="1.862cm" svg:y="0.834cm" presentation:class="title" presentation:user-transformed="true">
        <draw:text-box>
          <text:p text:style-name="MP8"><text:span text:style-name="MT1">Click to edit Master title style</text:span></text:p>
        </draw:text-box>
      </draw:frame>
      <draw:frame draw:name="Plassholder for innhold 2" presentation:style-name="Mpr6" draw:text-style-name="MP16" draw:layer="backgroundobjects" svg:width="21.912cm" svg:height="12.152cm" svg:x="1.862cm" svg:y="4.864cm" presentation:class="outline" presentation:user-transformed="true">
        <draw:text-box>
          <text:list text:style-name="ML5">
            <text:list-item>
              <text:p text:style-name="MP13"><text:span text:style-name="MT3">Click to edit the outline text format</text:span></text:p>
              <text:list>
                <text:list-item>
                  <text:p text:style-name="MP13"><text:span text:style-name="MT3">Second Outline Level</text:span></text:p>
                  <text:list>
                    <text:list-item>
                      <text:p text:style-name="MP13"><text:span text:style-name="MT3">Third Outline Level</text:span></text:p>
                      <text:list>
                        <text:list-item>
                          <text:p text:style-name="MP13"><text:span text:style-name="MT3">Fourth Outline Level</text:span></text:p>
                          <text:list>
                            <text:list-item>
                              <text:p text:style-name="MP13"><text:span text:style-name="MT3">Fifth Outline Level</text:span></text:p>
                              <text:list>
                                <text:list-item>
                                  <text:p text:style-name="MP13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4"><text:span text:style-name="MT3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3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2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ssholder for dato 3" presentation:style-name="Mpr7" draw:text-style-name="MP18" draw:layer="backgroundobjects" svg:width="1.798cm" svg:height="1.013cm" svg:x="1.979cm" svg:y="17.657cm" presentation:class="date-time" presentation:user-transformed="true">
        <draw:text-box>
          <text:p text:style-name="MP17"><text:span text:style-name="MT4"><text:date style:data-style-name="D1" text:date-value="2017-02-20">2/20/17</text:date></text:span></text:p>
        </draw:text-box>
      </draw:frame>
      <draw:frame draw:name="Plassholder for bunntekst 4" presentation:style-name="Mpr7" draw:text-style-name="MP19" draw:layer="backgroundobjects" svg:width="8.042cm" svg:height="1.013cm" svg:x="4.142cm" svg:y="17.657cm" presentation:class="footer" presentation:user-transformed="true">
        <draw:text-box>
          <text:p/>
        </draw:text-box>
      </draw:frame>
      <draw:frame draw:name="Plassholder for lysbildenummer 5" presentation:style-name="Mpr7" draw:text-style-name="MP21" draw:layer="backgroundobjects" svg:width="5.074cm" svg:height="1.013cm" svg:x="18.203cm" svg:y="17.657cm" presentation:class="page-number" presentation:user-transformed="true">
        <draw:text-box>
          <text:p text:style-name="MP20"><text:span text:style-name="MT5"><text:page-number>&lt;number&gt;</text:page-number></text:span></text:p>
        </draw:text-box>
      </draw:frame>
      <presentation:notes style:page-layout-name="PM2">
        <draw:page-thumbnail presentation:style-name="Tittel_20_og_20_innhold-title" draw:layer="backgroundobjects" svg:width="12.699cm" svg:height="9.524cm" svg:x="3.175cm" svg:y="1.93cm" presentation:class="page"/>
        <draw:frame presentation:style-name="Tittel_20_og_20_innhold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om" style:page-layout-name="PM1" draw:style-name="Mdp1">
      <draw:custom-shape draw:name="Rektangel 7" draw:style-name="Mgr16" draw:text-style-name="MP22" draw:layer="backgroundobjects" svg:width="25.399cm" svg:height="19.049cm" svg:x="-0.176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Rett linje 9" draw:style-name="Mgr4" draw:text-style-name="MP6" draw:layer="backgroundobjects" svg:x1="25.4cm" svg:y1="13.256cm" svg:x2="23.278cm" svg:y2="19.05cm">
        <text:p/>
      </draw:line>
      <draw:line draw:name="Rett linje 11" draw:style-name="Mgr5" draw:text-style-name="MP6" draw:layer="backgroundobjects" svg:x1="25.4cm" svg:y1="16.25cm" svg:x2="19.242cm" svg:y2="19.049cm">
        <text:p/>
      </draw:line>
      <draw:line draw:name="Rett linje 13" draw:style-name="Mgr6" draw:text-style-name="MP6" draw:layer="backgroundobjects" svg:x1="25.4cm" svg:y1="15.822cm" svg:x2="24.13cm" svg:y2="19.049cm">
        <text:p/>
      </draw:line>
      <draw:line draw:name="Rett linje 15" draw:style-name="Mgr7" draw:text-style-name="MP6" draw:layer="backgroundobjects" svg:x1="2.139cm" svg:y1="4.453cm" svg:x2="23.774cm" svg:y2="4.458cm">
        <text:p/>
      </draw:line>
      <draw:custom-shape draw:name="Rektangel 4" draw:style-name="Mgr17" draw:text-style-name="MP23" draw:layer="backgroundobjects" svg:width="25.399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ssholder for dato 1" presentation:style-name="Mpr10" draw:text-style-name="MP18" draw:layer="backgroundobjects" svg:width="1.798cm" svg:height="1.013cm" svg:x="1.979cm" svg:y="17.657cm" presentation:class="date-time" presentation:user-transformed="true">
        <draw:text-box>
          <text:p text:style-name="MP17"><text:span text:style-name="MT4"><text:date style:data-style-name="D1" text:date-value="2017-02-20">2/20/17</text:date></text:span></text:p>
        </draw:text-box>
      </draw:frame>
      <draw:frame draw:name="Plassholder for bunntekst 2" presentation:style-name="Mpr10" draw:text-style-name="MP19" draw:layer="backgroundobjects" svg:width="8.042cm" svg:height="1.013cm" svg:x="4.142cm" svg:y="17.657cm" presentation:class="footer" presentation:user-transformed="true">
        <draw:text-box>
          <text:p/>
        </draw:text-box>
      </draw:frame>
      <draw:frame draw:name="Plassholder for lysbildenummer 3" presentation:style-name="Mpr10" draw:text-style-name="MP21" draw:layer="backgroundobjects" svg:width="5.074cm" svg:height="1.013cm" svg:x="18.203cm" svg:y="17.657cm" presentation:class="page-number" presentation:user-transformed="true">
        <draw:text-box>
          <text:p text:style-name="MP20"><text:span text:style-name="MT5"><text:page-number>&lt;number&gt;</text:page-number></text:span></text:p>
        </draw:text-box>
      </draw:frame>
      <draw:frame presentation:style-name="Tom-title" draw:layer="backgroundobjects" svg:width="22.859cm" svg:height="3.18cm" svg:x="1.27cm" svg:y="0.76cm" presentation:class="title" presentation:placeholder="true">
        <draw:text-box/>
      </draw:frame>
      <draw:frame presentation:style-name="Tom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om-title" draw:layer="backgroundobjects" svg:width="12.699cm" svg:height="9.524cm" svg:x="3.175cm" svg:y="1.93cm" presentation:class="page"/>
        <draw:frame presentation:style-name="Tom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F-1400 Obligatorisk Oppgave 1</dc:title>
    <meta:initial-creator>Ida</meta:initial-creator>
    <dc:creator>Raymon Hansen</dc:creator>
    <meta:editing-cycles>24</meta:editing-cycles>
    <meta:creation-date>2014-01-19T17:33:23</meta:creation-date>
    <dc:date>2017-02-20T14:50:09.510910614</dc:date>
    <meta:editing-duration>PT3H37M50S</meta:editing-duration>
    <meta:generator>LibreOffice/5.0.3.2$Linux_X86_64 LibreOffice_project/00m0$Build-2</meta:generator>
    <meta:document-statistic meta:object-count="11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Mal_blaa" xlink:href=""/>
  </office:meta>
</office:document-meta>
</file>